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4228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2.7228in"/>
    </style:style>
    <style:style style:name="co8" style:family="table-column">
      <style:table-column-properties fo:break-before="auto" style:column-width="2.6374in"/>
    </style:style>
    <style:style style:name="co9" style:family="table-column">
      <style:table-column-properties fo:break-before="auto" style:column-width="3.0984in"/>
    </style:style>
    <style:style style:name="co10" style:family="table-column">
      <style:table-column-properties fo:break-before="auto" style:column-width="2.1583in"/>
    </style:style>
    <style:style style:name="co11" style:family="table-column">
      <style:table-column-properties fo:break-before="auto" style:column-width="2.5299in"/>
    </style:style>
    <style:style style:name="co12" style:family="table-column">
      <style:table-column-properties fo:break-before="auto" style:column-width="3.24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Default"/>
        <table:table-column table:style-name="co10" table:default-cell-style-name="ce2"/>
        <table:table-column table:style-name="co1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row table:style-name="ro2">
          <table:table-cell/>
          <table:table-cell table:style-name="ce1" office:value-type="string" table:number-columns-spanned="7" table:number-rows-spanned="1">
            <text:p>Chodnik kopalnii – pole magnetyczne - prawdopodobieństwo - algorytm 5 – knn1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5 – knn1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5 – knn1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5 – knn1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  <table:table-cell/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71">
            <text:p>71.00</text:p>
          </table:table-cell>
          <table:table-cell office:value-type="float" office:value="96.6923076923">
            <text:p>96.69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4">
          <table:table-cell/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57.8268421053">
            <text:p>57.83</text:p>
          </table:table-cell>
          <table:table-cell office:value-type="float" office:value="65.1655975045">
            <text:p>65.17</text:p>
          </table:table-cell>
          <table:table-cell office:value-type="float" office:value="322.130369225">
            <text:p>322.13</text:p>
          </table:table-cell>
          <table:table-cell office:value-type="float" office:value="42.3684210526">
            <text:p>42.37</text:p>
          </table:table-cell>
          <table:table-cell office:value-type="float" office:value="55.6027327935">
            <text:p>55.60</text:p>
          </table:table-cell>
          <table:table-cell/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  <table:table-cell/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  <table:table-cell/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1.1">
            <text:p>21.10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20.2884615385">
            <text:p>20.29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  <table:table-cell/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  <table:table-cell/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4"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9329273851">
            <text:p>22.93</text:p>
          </table:table-cell>
          <table:table-cell office:value-type="float" office:value="73.4794193519">
            <text:p>73.48</text:p>
          </table:table-cell>
          <table:table-cell office:value-type="float" office:value="654.936776473">
            <text:p>654.94</text:p>
          </table:table-cell>
          <table:table-cell office:value-type="float" office:value="23.2502643478">
            <text:p>23.25</text:p>
          </table:table-cell>
          <table:table-cell office:value-type="float" office:value="22.0508917164">
            <text:p>22.05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  <table:table-cell/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  <table:table-cell/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i – pole magnetyczne - prawdopodobieństwo - algorytm 5 – knn2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5 – knn2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5 – knn2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5 – knn2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<text:s/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0542428065">
            <text:p>0.11</text:p>
          </table:table-cell>
          <table:table-cell office:value-type="float" office:value="0.497512437811">
            <text:p>0.50</text:p>
          </table:table-cell>
          <table:table-cell office:value-type="float" office:value="3.06465932121">
            <text:p>3.06</text:p>
          </table:table-cell>
          <table:table-cell office:value-type="float" office:value="0.5">
            <text:p>0.50</text:p>
          </table:table-cell>
          <table:table-cell office:value-type="float" office:value="0.101369500625">
            <text:p>0.10</text:p>
          </table:table-cell>
          <table:table-cell/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  <table:table-cell/>
          <table:table-cell office:value-type="string">
            <text:p>MIN</text:p>
          </table:table-cell>
          <table:table-cell office:value-type="float" office:value="0.0787835123887">
            <text:p>0.08</text:p>
          </table:table-cell>
          <table:table-cell office:value-type="float" office:value="0.18">
            <text:p>0.18</text:p>
          </table:table-cell>
          <table:table-cell office:value-type="float" office:value="0.660935506617">
            <text:p>0.66</text:p>
          </table:table-cell>
          <table:table-cell office:value-type="float" office:value="0.854275911169">
            <text:p>0.85</text:p>
          </table:table-cell>
          <table:table-cell office:value-type="float" office:value="0.656529269906">
            <text:p>0.66</text:p>
          </table:table-cell>
          <table:table-cell office:value-type="float" office:value="0.5">
            <text:p>0.50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2.82">
            <text:p>2.82</text:p>
          </table:table-cell>
          <table:table-cell office:value-type="float" office:value="100.56">
            <text:p>100.56</text:p>
          </table:table-cell>
          <table:table-cell office:value-type="float" office:value="233.333333333">
            <text:p>233.33</text:p>
          </table:table-cell>
          <table:table-cell office:value-type="float" office:value="2923.25581395">
            <text:p>2923.26</text:p>
          </table:table-cell>
          <table:table-cell office:value-type="float" office:value="141">
            <text:p>141.00</text:p>
          </table:table-cell>
          <table:table-cell office:value-type="float" office:value="96.6923076923">
            <text:p>96.69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129852424">
            <text:p>73.61</text:p>
          </table:table-cell>
          <table:table-cell office:value-type="float" office:value="233.333333333">
            <text:p>233.33</text:p>
          </table:table-cell>
          <table:table-cell office:value-type="float" office:value="99.9738110052">
            <text:p>99.97</text:p>
          </table:table-cell>
          <table:table-cell office:value-type="float" office:value="71">
            <text:p>71.00</text:p>
          </table:table-cell>
          <table:table-cell office:value-type="float" office:value="70.7817165792">
            <text:p>70.78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7.407534322">
            <text:p>437.41</text:p>
          </table:table-cell>
          <table:table-cell office:value-type="float" office:value="499.957884559">
            <text:p>499.96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4">
          <table:table-cell/>
          <table:table-cell office:value-type="string">
            <text:p>SREDNIA</text:p>
          </table:table-cell>
          <table:table-cell office:value-type="float" office:value="0.952631578947">
            <text:p>0.95</text:p>
          </table:table-cell>
          <table:table-cell office:value-type="float" office:value="55.2451059723">
            <text:p>55.25</text:p>
          </table:table-cell>
          <table:table-cell office:value-type="float" office:value="68.8983336">
            <text:p>68.90</text:p>
          </table:table-cell>
          <table:table-cell office:value-type="float" office:value="293.142413679">
            <text:p>293.14</text:p>
          </table:table-cell>
          <table:table-cell office:value-type="float" office:value="47.6315789474">
            <text:p>47.63</text:p>
          </table:table-cell>
          <table:table-cell office:value-type="float" office:value="53.1202942041">
            <text:p>53.12</text:p>
          </table:table-cell>
          <table:table-cell/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20034377">
            <text:p>23.42</text:p>
          </table:table-cell>
          <table:table-cell office:value-type="float" office:value="65.1655975045">
            <text:p>65.17</text:p>
          </table:table-cell>
          <table:table-cell office:value-type="float" office:value="41.0390059441">
            <text:p>41.04</text:p>
          </table:table-cell>
          <table:table-cell office:value-type="float" office:value="42.3684210526">
            <text:p>42.37</text:p>
          </table:table-cell>
          <table:table-cell office:value-type="float" office:value="22.519263824">
            <text:p>22.52</text:p>
          </table:table-cell>
          <table:table-cell/>
          <table:table-cell office:value-type="string">
            <text:p>SREDNIA</text:p>
          </table:table-cell>
          <table:table-cell office:value-type="float" office:value="4.86469387755">
            <text:p>4.86</text:p>
          </table:table-cell>
          <table:table-cell office:value-type="float" office:value="12.7887755102">
            <text:p>12.79</text:p>
          </table:table-cell>
          <table:table-cell office:value-type="float" office:value="82.9960988905">
            <text:p>83.00</text:p>
          </table:table-cell>
          <table:table-cell office:value-type="float" office:value="120.880601538">
            <text:p>120.88</text:p>
          </table:table-cell>
          <table:table-cell office:value-type="float" office:value="40.5391156463">
            <text:p>40.54</text:p>
          </table:table-cell>
          <table:table-cell office:value-type="float" office:value="35.5243764172">
            <text:p>35.52</text:p>
          </table:table-cell>
          <table:table-cell/>
          <table:table-cell office:value-type="string">
            <text:p>SREDNIA</text:p>
          </table:table-cell>
          <table:table-cell office:value-type="float" office:value="5.05132808117">
            <text:p>5.05</text:p>
          </table:table-cell>
          <table:table-cell office:value-type="float" office:value="9.12953095531">
            <text:p>9.13</text:p>
          </table:table-cell>
          <table:table-cell office:value-type="float" office:value="80.3786667193">
            <text:p>80.38</text:p>
          </table:table-cell>
          <table:table-cell office:value-type="float" office:value="75.0734154688">
            <text:p>75.07</text:p>
          </table:table-cell>
          <table:table-cell office:value-type="float" office:value="42.0944006764">
            <text:p>42.09</text:p>
          </table:table-cell>
          <table:table-cell office:value-type="float" office:value="25.3598082092">
            <text:p>25.36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05">
            <text:p>14.05</text:p>
          </table:table-cell>
          <table:table-cell office:value-type="float" office:value="0.497512437811">
            <text:p>0.50</text:p>
          </table:table-cell>
          <table:table-cell office:value-type="float" office:value="25.4523522316">
            <text:p>25.45</text:p>
          </table:table-cell>
          <table:table-cell office:value-type="float" office:value="0.5">
            <text:p>0.50</text:p>
          </table:table-cell>
          <table:table-cell office:value-type="float" office:value="13.5096153846">
            <text:p>13.5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0542428065">
            <text:p>0.11</text:p>
          </table:table-cell>
          <table:table-cell office:value-type="float" office:value="0.497512437811">
            <text:p>0.50</text:p>
          </table:table-cell>
          <table:table-cell office:value-type="float" office:value="3.06465932121">
            <text:p>3.06</text:p>
          </table:table-cell>
          <table:table-cell office:value-type="float" office:value="0.5">
            <text:p>0.50</text:p>
          </table:table-cell>
          <table:table-cell office:value-type="float" office:value="0.101369500625">
            <text:p>0.10</text:p>
          </table:table-cell>
          <table:table-cell/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  <table:table-cell/>
          <table:table-cell office:value-type="string">
            <text:p>MODA</text:p>
          </table:table-cell>
          <table:table-cell office:value-type="float" office:value="0.0787835123887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56529269906">
            <text:p>0.66</text:p>
          </table:table-cell>
          <table:table-cell office:value-type="float" office:value="0.5">
            <text:p>0.50</text:p>
          </table:table-cell>
        </table:table-row>
        <table:table-row table:style-name="ro4">
          <table:table-cell/>
          <table:table-cell office:value-type="string">
            <text:p>ODCHYLENIE STANDARDOWE</text:p>
          </table:table-cell>
          <table:table-cell office:value-type="float" office:value="0.640245365015">
            <text:p>0.64</text:p>
          </table:table-cell>
          <table:table-cell office:value-type="float" office:value="26.7904175229">
            <text:p>26.79</text:p>
          </table:table-cell>
          <table:table-cell office:value-type="float" office:value="73.3526683647">
            <text:p>73.35</text:p>
          </table:table-cell>
          <table:table-cell office:value-type="float" office:value="643.99506106">
            <text:p>644.00</text:p>
          </table:table-cell>
          <table:table-cell office:value-type="float" office:value="32.0122682508">
            <text:p>32.01</text:p>
          </table:table-cell>
          <table:table-cell office:value-type="float" office:value="25.7600168489">
            <text:p>25.76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6784966975">
            <text:p>19.68</text:p>
          </table:table-cell>
          <table:table-cell office:value-type="float" office:value="73.4794193519">
            <text:p>73.48</text:p>
          </table:table-cell>
          <table:table-cell office:value-type="float" office:value="26.9636686086">
            <text:p>26.96</text:p>
          </table:table-cell>
          <table:table-cell office:value-type="float" office:value="23.2502643478">
            <text:p>23.25</text:p>
          </table:table-cell>
          <table:table-cell office:value-type="float" office:value="18.9216314399">
            <text:p>18.92</text:p>
          </table:table-cell>
          <table:table-cell/>
          <table:table-cell office:value-type="string">
            <text:p>ODCHYLENIE STANDARDOWE</text:p>
          </table:table-cell>
          <table:table-cell office:value-type="float" office:value="3.34361841273">
            <text:p>3.34</text:p>
          </table:table-cell>
          <table:table-cell office:value-type="float" office:value="8.54235751827">
            <text:p>8.54</text:p>
          </table:table-cell>
          <table:table-cell office:value-type="float" office:value="80.0870463878">
            <text:p>80.09</text:p>
          </table:table-cell>
          <table:table-cell office:value-type="float" office:value="178.877671068">
            <text:p>178.88</text:p>
          </table:table-cell>
          <table:table-cell office:value-type="float" office:value="27.8634867728">
            <text:p>27.86</text:p>
          </table:table-cell>
          <table:table-cell office:value-type="float" office:value="23.7287708841">
            <text:p>23.73</text:p>
          </table:table-cell>
          <table:table-cell/>
          <table:table-cell office:value-type="string">
            <text:p>ODCHYLENIE STANDARDOWE</text:p>
          </table:table-cell>
          <table:table-cell office:value-type="float" office:value="3.37837969296">
            <text:p>3.38</text:p>
          </table:table-cell>
          <table:table-cell office:value-type="float" office:value="7.29767375093">
            <text:p>7.30</text:p>
          </table:table-cell>
          <table:table-cell office:value-type="float" office:value="65.3671381923">
            <text:p>65.37</text:p>
          </table:table-cell>
          <table:table-cell office:value-type="float" office:value="93.3033832803">
            <text:p>93.30</text:p>
          </table:table-cell>
          <table:table-cell office:value-type="float" office:value="28.153164108">
            <text:p>28.15</text:p>
          </table:table-cell>
          <table:table-cell office:value-type="float" office:value="20.2713159748">
            <text:p>20.27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i – pole magnetyczne - prawdopodobieństwo - algorytm 5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5 – knn3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3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1080134">
            <text:p>90.71</text:p>
          </table:table-cell>
          <table:table-cell office:value-type="float" office:value="233.333333333">
            <text:p>233.33</text:p>
          </table:table-cell>
          <table:table-cell office:value-type="float" office:value="1860.90742896">
            <text:p>1860.91</text:p>
          </table:table-cell>
          <table:table-cell office:value-type="float" office:value="143">
            <text:p>143.00</text:p>
          </table:table-cell>
          <table:table-cell office:value-type="float" office:value="87.2219243654">
            <text:p>87.22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6041494">
            <text:p>538.28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4">
          <table:table-cell/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5779409676">
            <text:p>46.58</text:p>
          </table:table-cell>
          <table:table-cell office:value-type="float" office:value="76.9648285086">
            <text:p>76.96</text:p>
          </table:table-cell>
          <table:table-cell office:value-type="float" office:value="216.251650427">
            <text:p>216.25</text:p>
          </table:table-cell>
          <table:table-cell office:value-type="float" office:value="58.1578947368">
            <text:p>58.16</text:p>
          </table:table-cell>
          <table:table-cell office:value-type="float" office:value="44.7864816996">
            <text:p>44.79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  <table:table-cell/>
          <table:table-cell office:value-type="string">
            <text:p>ŚREDNIA</text:p>
          </table:table-cell>
          <table:table-cell office:value-type="float" office:value="4.8476690173">
            <text:p>4.85</text:p>
          </table:table-cell>
          <table:table-cell office:value-type="float" office:value="12.8671301026">
            <text:p>12.87</text:p>
          </table:table-cell>
          <table:table-cell office:value-type="float" office:value="81.7073415128">
            <text:p>81.71</text:p>
          </table:table-cell>
          <table:table-cell office:value-type="float" office:value="130.824108241">
            <text:p>130.82</text:p>
          </table:table-cell>
          <table:table-cell office:value-type="float" office:value="40.3972418108">
            <text:p>40.40</text:p>
          </table:table-cell>
          <table:table-cell office:value-type="float" office:value="35.7420280629">
            <text:p>35.74</text:p>
          </table:table-cell>
          <table:table-cell/>
          <table:table-cell office:value-type="string">
            <text:p>Ś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4">
          <table:table-cell/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359494091">
            <text:p>26.84</text:p>
          </table:table-cell>
          <table:table-cell office:value-type="float" office:value="72.0724058666">
            <text:p>72.07</text:p>
          </table:table-cell>
          <table:table-cell office:value-type="float" office:value="423.384172787">
            <text:p>423.38</text:p>
          </table:table-cell>
          <table:table-cell office:value-type="float" office:value="40.336105229">
            <text:p>40.34</text:p>
          </table:table-cell>
          <table:table-cell office:value-type="float" office:value="25.8037975087">
            <text:p>25.80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  <table:table-cell/>
          <table:table-cell office:value-type="string">
            <text:p>ODCHYLENIE_STANDARDOWE</text:p>
          </table:table-cell>
          <table:table-cell office:value-type="float" office:value="3.23006402699">
            <text:p>3.23</text:p>
          </table:table-cell>
          <table:table-cell office:value-type="float" office:value="9.54744553368">
            <text:p>9.55</text:p>
          </table:table-cell>
          <table:table-cell office:value-type="float" office:value="80.684610038">
            <text:p>80.68</text:p>
          </table:table-cell>
          <table:table-cell office:value-type="float" office:value="223.018879919">
            <text:p>223.02</text:p>
          </table:table-cell>
          <table:table-cell office:value-type="float" office:value="26.9172002249">
            <text:p>26.92</text:p>
          </table:table-cell>
          <table:table-cell office:value-type="float" office:value="26.520682038">
            <text:p>26.52</text:p>
          </table:table-cell>
          <table:table-cell/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2">
          <table:table-cell/>
          <table:table-cell table:style-name="ce1" office:value-type="string" table:number-columns-spanned="7" table:number-rows-spanned="1">
            <text:p>Chodnik kopalnii – pole magnetyczne - prawdopodobieństwo - algorytm 5 – knn4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pole magnetyczne – różnica sygnałów - algorytm 5 – knn4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5 – knn4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5 – knn4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<text:s/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4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4"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6.567257542">
            <text:p>16.57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99667584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7440638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064984">
            <text:p>2.60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office:value-type="float" office:value="0.105152471083">
            <text:p>0.11</text:p>
          </table:table-cell>
          <table:table-cell office:value-type="float" office:value="5.85774058577">
            <text:p>5.86</text:p>
          </table:table-cell>
          <table:table-cell office:value-type="float" office:value="0.0833333333333">
            <text:p>0.08</text:p>
          </table:table-cell>
          <table:table-cell office:value-type="float" office:value="2.33333333333">
            <text:p>2.33</text:p>
          </table:table-cell>
          <table:table-cell/>
          <table:table-cell office:value-type="string">
            <text:p>MIN</text:p>
          </table:table-cell>
          <table:table-cell office:value-type="float" office:value="0.0799271874685">
            <text:p>0.08</text:p>
          </table:table-cell>
          <table:table-cell office:value-type="float" office:value="0.209957101676">
            <text:p>0.21</text:p>
          </table:table-cell>
          <table:table-cell office:value-type="float" office:value="0.670530096212">
            <text:p>0.67</text:p>
          </table:table-cell>
          <table:table-cell office:value-type="float" office:value="0.882543512719">
            <text:p>0.88</text:p>
          </table:table-cell>
          <table:table-cell office:value-type="float" office:value="0.666059895571">
            <text:p>0.67</text:p>
          </table:table-cell>
          <table:table-cell office:value-type="float" office:value="0.583214171322">
            <text:p>0.58</text:p>
          </table:table-cell>
        </table:table-row>
        <table:table-row table:style-name="ro4">
          <table:table-cell/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400426227">
            <text:p>90.64</text:p>
          </table:table-cell>
          <table:table-cell office:value-type="float" office:value="233.333333333">
            <text:p>233.33</text:p>
          </table:table-cell>
          <table:table-cell office:value-type="float" office:value="1104.30107529">
            <text:p>1104.30</text:p>
          </table:table-cell>
          <table:table-cell office:value-type="float" office:value="143">
            <text:p>143.00</text:p>
          </table:table-cell>
          <table:table-cell office:value-type="float" office:value="87.1538871372">
            <text:p>87.1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60480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82.123983846">
            <text:p>182.12</text:p>
          </table:table-cell>
          <table:table-cell office:value-type="float" office:value="71">
            <text:p>71.00</text:p>
          </table:table-cell>
          <table:table-cell office:value-type="float" office:value="70.7690966154">
            <text:p>70.77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349.101796407">
            <text:p>349.10</text:p>
          </table:table-cell>
          <table:table-cell office:value-type="float" office:value="1497.63313609">
            <text:p>1497.63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04895478">
            <text:p>440.50</text:p>
          </table:table-cell>
          <table:table-cell office:value-type="float" office:value="499.999996415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4">
          <table:table-cell/>
          <table:table-cell office:value-type="string">
            <text:p>SREDNIA</text:p>
          </table:table-cell>
          <table:table-cell office:value-type="float" office:value="1.16315789474">
            <text:p>1.16</text:p>
          </table:table-cell>
          <table:table-cell office:value-type="float" office:value="52.5124369508">
            <text:p>52.51</text:p>
          </table:table-cell>
          <table:table-cell office:value-type="float" office:value="76.9648285086">
            <text:p>76.96</text:p>
          </table:table-cell>
          <table:table-cell office:value-type="float" office:value="185.224695611">
            <text:p>185.22</text:p>
          </table:table-cell>
          <table:table-cell office:value-type="float" office:value="58.1578947368">
            <text:p>58.16</text:p>
          </table:table-cell>
          <table:table-cell office:value-type="float" office:value="50.4927278373">
            <text:p>50.49</text:p>
          </table:table-cell>
          <table:table-cell/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222378088">
            <text:p>23.42</text:p>
          </table:table-cell>
          <table:table-cell office:value-type="float" office:value="65.1655975045">
            <text:p>65.17</text:p>
          </table:table-cell>
          <table:table-cell office:value-type="float" office:value="50.2034265468">
            <text:p>50.20</text:p>
          </table:table-cell>
          <table:table-cell office:value-type="float" office:value="42.3684210526">
            <text:p>42.37</text:p>
          </table:table-cell>
          <table:table-cell office:value-type="float" office:value="22.5213825085">
            <text:p>22.52</text:p>
          </table:table-cell>
          <table:table-cell/>
          <table:table-cell office:value-type="string">
            <text:p>SREDNIA</text:p>
          </table:table-cell>
          <table:table-cell office:value-type="float" office:value="4.91489795918">
            <text:p>4.91</text:p>
          </table:table-cell>
          <table:table-cell office:value-type="float" office:value="13.4132653061">
            <text:p>13.41</text:p>
          </table:table-cell>
          <table:table-cell office:value-type="float" office:value="76.4231545754">
            <text:p>76.42</text:p>
          </table:table-cell>
          <table:table-cell office:value-type="float" office:value="128.085502556">
            <text:p>128.09</text:p>
          </table:table-cell>
          <table:table-cell office:value-type="float" office:value="40.9574829932">
            <text:p>40.96</text:p>
          </table:table-cell>
          <table:table-cell office:value-type="float" office:value="37.2590702948">
            <text:p>37.26</text:p>
          </table:table-cell>
          <table:table-cell/>
          <table:table-cell office:value-type="string">
            <text:p>SREDNIA</text:p>
          </table:table-cell>
          <table:table-cell office:value-type="float" office:value="5.30172194576">
            <text:p>5.30</text:p>
          </table:table-cell>
          <table:table-cell office:value-type="float" office:value="8.83443827455">
            <text:p>8.83</text:p>
          </table:table-cell>
          <table:table-cell office:value-type="float" office:value="82.0846754754">
            <text:p>82.08</text:p>
          </table:table-cell>
          <table:table-cell office:value-type="float" office:value="79.0658008649">
            <text:p>79.07</text:p>
          </table:table-cell>
          <table:table-cell office:value-type="float" office:value="44.1810162146">
            <text:p>44.18</text:p>
          </table:table-cell>
          <table:table-cell office:value-type="float" office:value="24.5401063182">
            <text:p>24.54</text:p>
          </table:table-cell>
        </table:table-row>
        <table:table-row table:style-name="ro4"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99667584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7440638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064984">
            <text:p>2.60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0833333333333">
            <text:p>0.08</text:p>
          </table:table-cell>
          <table:table-cell office:value-type="float" office:value="9.63888888889">
            <text:p>9.64</text:p>
          </table:table-cell>
          <table:table-cell/>
          <table:table-cell office:value-type="string">
            <text:p>MODA</text:p>
          </table:table-cell>
          <table:table-cell office:value-type="float" office:value="0.0799271874685">
            <text:p>0.08</text:p>
          </table:table-cell>
          <table:table-cell office:value-type="float" office:value="0.209957101676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543512719">
            <text:p>0.88</text:p>
          </table:table-cell>
          <table:table-cell office:value-type="float" office:value="0.666059895571">
            <text:p>0.67</text:p>
          </table:table-cell>
          <table:table-cell office:value-type="float" office:value="0.583214171322">
            <text:p>0.58</text:p>
          </table:table-cell>
        </table:table-row>
        <table:table-row table:style-name="ro4">
          <table:table-cell/>
          <table:table-cell office:value-type="string">
            <text:p>ODCHYLENIE STANDARDOWE</text:p>
          </table:table-cell>
          <table:table-cell office:value-type="float" office:value="0.806722104579">
            <text:p>0.81</text:p>
          </table:table-cell>
          <table:table-cell office:value-type="float" office:value="24.0059977656">
            <text:p>24.01</text:p>
          </table:table-cell>
          <table:table-cell office:value-type="float" office:value="72.0724058666">
            <text:p>72.07</text:p>
          </table:table-cell>
          <table:table-cell office:value-type="float" office:value="272.921438755">
            <text:p>272.92</text:p>
          </table:table-cell>
          <table:table-cell office:value-type="float" office:value="40.336105229">
            <text:p>40.34</text:p>
          </table:table-cell>
          <table:table-cell office:value-type="float" office:value="23.0826901592">
            <text:p>23.08</text:p>
          </table:table-cell>
          <table:table-cell/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696426334">
            <text:p>18.70</text:p>
          </table:table-cell>
          <table:table-cell office:value-type="float" office:value="73.4794193519">
            <text:p>73.48</text:p>
          </table:table-cell>
          <table:table-cell office:value-type="float" office:value="39.8239628116">
            <text:p>39.82</text:p>
          </table:table-cell>
          <table:table-cell office:value-type="float" office:value="23.2502643478">
            <text:p>23.25</text:p>
          </table:table-cell>
          <table:table-cell office:value-type="float" office:value="17.9773330134">
            <text:p>17.98</text:p>
          </table:table-cell>
          <table:table-cell/>
          <table:table-cell office:value-type="string">
            <text:p>ODCHYLENIE STANDARDOWE</text:p>
          </table:table-cell>
          <table:table-cell office:value-type="float" office:value="3.2747521138">
            <text:p>3.27</text:p>
          </table:table-cell>
          <table:table-cell office:value-type="float" office:value="9.35791630124">
            <text:p>9.36</text:p>
          </table:table-cell>
          <table:table-cell office:value-type="float" office:value="55.9082038271">
            <text:p>55.91</text:p>
          </table:table-cell>
          <table:table-cell office:value-type="float" office:value="232.910215029">
            <text:p>232.91</text:p>
          </table:table-cell>
          <table:table-cell office:value-type="float" office:value="27.2896009483">
            <text:p>27.29</text:p>
          </table:table-cell>
          <table:table-cell office:value-type="float" office:value="25.9942119479">
            <text:p>25.99</text:p>
          </table:table-cell>
          <table:table-cell/>
          <table:table-cell office:value-type="string">
            <text:p>ODCHYLENIE STANDARDOWE</text:p>
          </table:table-cell>
          <table:table-cell office:value-type="float" office:value="3.51326617044">
            <text:p>3.51</text:p>
          </table:table-cell>
          <table:table-cell office:value-type="float" office:value="6.9456318629">
            <text:p>6.95</text:p>
          </table:table-cell>
          <table:table-cell office:value-type="float" office:value="65.8828833142">
            <text:p>65.88</text:p>
          </table:table-cell>
          <table:table-cell office:value-type="float" office:value="108.032682285">
            <text:p>108.03</text:p>
          </table:table-cell>
          <table:table-cell office:value-type="float" office:value="29.277218087">
            <text:p>29.28</text:p>
          </table:table-cell>
          <table:table-cell office:value-type="float" office:value="19.2934218414">
            <text:p>19.29</text:p>
          </table:table-cell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Default"/>
          <table:table-cell table:style-name="Default"/>
          <table:table-cell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Default"/>
          <table:table-cell table:style-name="Default"/>
          <table:table-cell table:style-name="ce1" office:value-type="string" table:number-columns-spanned="7" table:number-rows-spanned="1">
            <text:p>Błąd [m]</text:p>
          </table:table-cell>
          <table:covered-table-cell table:number-columns-repeated="6" table:style-name="Default"/>
          <table:table-cell table:style-name="Default"/>
          <table:table-cell/>
          <table:table-cell table:style-name="ce1" office:value-type="string" table:number-columns-spanned="7" table:number-rows-spanned="1">
            <text:p>Błąd [m]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style-name="Default"/>
          <table:table-cell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2">
          <table:table-cell/>
          <table:table-cell table:style-name="ce1" office:value-type="string" table:number-columns-spanned="6" table:number-rows-spanned="1">
            <text:p>Chodnik kopalnii – pole magnetyczne - prawdopodobieństwo - algorytm 5 – knn2</text:p>
          </table:table-cell>
          <table:covered-table-cell table:number-columns-repeated="5" table:style-name="ce4"/>
          <table:table-cell table:style-name="Default"/>
          <table:table-cell/>
          <table:table-cell table:style-name="ce3" office:value-type="string" table:number-columns-spanned="6" table:number-rows-spanned="1">
            <text:p>Chodnik kopalnii - pole magnetyczne – różnica sygnałów - algorytm 5 – knn2</text:p>
          </table:table-cell>
          <table:covered-table-cell table:number-columns-repeated="5" table:style-name="ce4"/>
          <table:table-cell table:style-name="Default"/>
          <table:table-cell table:style-name="ce7" office:value-type="string" table:number-columns-spanned="7" table:number-rows-spanned="1">
            <text:p>Wystawa kuźnia talentów – pole magnetyczne - prawdopodobieństwo - algorytm 5 – knn2</text:p>
          </table:table-cell>
          <table:covered-table-cell table:style-name="ce1"/>
          <table:covered-table-cell table:number-columns-repeated="5" table:style-name="ce4"/>
          <table:table-cell table:style-name="Default"/>
          <table:table-cell/>
          <table:table-cell table:style-name="ce7" office:value-type="string" table:number-columns-spanned="7" table:number-rows-spanned="1">
            <text:p>Wystawa kuźnia talentów - pole magnetyczne – różnica sygnałów - algorytm 5 – knn2</text:p>
          </table:table-cell>
          <table:covered-table-cell table:style-name="ce1"/>
          <table:covered-table-cell table:number-columns-repeated="5" table:style-name="ce4"/>
        </table:table-row>
        <table:table-row table:style-name="ro4">
          <table:table-cell/>
          <table:table-cell office:value-type="float" office:value="14.05">
            <text:p>14.05</text:p>
          </table:table-cell>
          <table:table-cell office:value-type="float" office:value="100.56">
            <text:p>100.56</text:p>
          </table:table-cell>
          <table:table-cell office:value-type="float" office:value="55.2451059723">
            <text:p>55.25</text:p>
          </table:table-cell>
          <table:table-cell office:value-type="float" office:value="14.05">
            <text:p>14.05</text:p>
          </table:table-cell>
          <table:table-cell office:value-type="float" office:value="26.7904175229">
            <text:p>26.79</text:p>
          </table:table-cell>
          <table:table-cell table:style-name="ce5" office:value-type="string">
            <text:p>1/19</text:p>
          </table:table-cell>
          <table:table-cell table:style-name="Default"/>
          <table:table-cell/>
          <table:table-cell office:value-type="float" office:value="0.10542428065">
            <text:p>0.11</text:p>
          </table:table-cell>
          <table:table-cell office:value-type="float" office:value="73.6129852424">
            <text:p>73.61</text:p>
          </table:table-cell>
          <table:table-cell office:value-type="float" office:value="23.420034377">
            <text:p>23.42</text:p>
          </table:table-cell>
          <table:table-cell office:value-type="float" office:value="0.10542428065">
            <text:p>0.11</text:p>
          </table:table-cell>
          <table:table-cell office:value-type="float" office:value="19.6784966975">
            <text:p>19.68</text:p>
          </table:table-cell>
          <table:table-cell table:style-name="ce5" office:value-type="string">
            <text:p>8/19</text:p>
          </table:table-cell>
          <table:table-cell table:style-name="Default"/>
          <table:table-cell table:style-name="ce4" office:value-type="string">
            <text:p>X</text:p>
          </table:table-cell>
          <table:table-cell office:value-type="float" office:value="0.24">
            <text:p>0.24</text:p>
          </table:table-cell>
          <table:table-cell office:value-type="float" office:value="12.54">
            <text:p>12.54</text:p>
          </table:table-cell>
          <table:table-cell office:value-type="float" office:value="4.86469387755">
            <text:p>4.86</text:p>
          </table:table-cell>
          <table:table-cell office:value-type="float" office:value="1.08">
            <text:p>1.08</text:p>
          </table:table-cell>
          <table:table-cell office:value-type="float" office:value="3.34361841273">
            <text:p>3.34</text:p>
          </table:table-cell>
          <table:table-cell table:style-name="ce8" office:value-type="string" table:number-columns-spanned="1" table:number-rows-spanned="2">
            <text:p>6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0787835123887">
            <text:p>0.08</text:p>
          </table:table-cell>
          <table:table-cell office:value-type="float" office:value="12.68">
            <text:p>12.68</text:p>
          </table:table-cell>
          <table:table-cell office:value-type="float" office:value="5.05132808117">
            <text:p>5.05</text:p>
          </table:table-cell>
          <table:table-cell office:value-type="float" office:value="0.0787835123887">
            <text:p>0.08</text:p>
          </table:table-cell>
          <table:table-cell office:value-type="float" office:value="3.37837969296">
            <text:p>3.38</text:p>
          </table:table-cell>
          <table:table-cell table:style-name="ce8" office:value-type="string" table:number-columns-spanned="1" table:number-rows-spanned="2">
            <text:p>13/49</text:p>
          </table:table-cell>
        </table:table-row>
        <table:table-row table:style-name="ro2">
          <table:table-cell/>
          <table:table-cell table:style-name="ce1" office:value-type="string" table:number-columns-spanned="6" table:number-rows-spanned="1">
            <text:p>Chodnik kopalnii – pole magnetyczne - prawdopodobieństwo - algorytm 3 – knn3</text:p>
          </table:table-cell>
          <table:covered-table-cell table:number-columns-repeated="4"/>
          <table:covered-table-cell table:style-name="ce5"/>
          <table:table-cell table:style-name="Default"/>
          <table:table-cell/>
          <table:table-cell table:style-name="ce1" office:value-type="string" table:number-columns-spanned="6" table:number-rows-spanned="1">
            <text:p>Chodnik kopalnii - pole magnetyczne – różnica sygnałów - algorytm 3 – knn3</text:p>
          </table:table-cell>
          <table:covered-table-cell table:number-columns-repeated="4"/>
          <table:covered-table-cell table:style-name="ce5"/>
          <table:table-cell table:style-name="Default"/>
          <table:table-cell table:style-name="ce4" office:value-type="string">
            <text:p>Y</text:p>
          </table:table-cell>
          <table:table-cell office:value-type="float" office:value="0.13">
            <text:p>0.13</text:p>
          </table:table-cell>
          <table:table-cell office:value-type="float" office:value="33.21">
            <text:p>33.21</text:p>
          </table:table-cell>
          <table:table-cell office:value-type="float" office:value="12.7887755102">
            <text:p>12.79</text:p>
          </table:table-cell>
          <table:table-cell office:value-type="float" office:value="0.13">
            <text:p>0.13</text:p>
          </table:table-cell>
          <table:table-cell office:value-type="float" office:value="8.54235751827">
            <text:p>8.54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18">
            <text:p>0.18</text:p>
          </table:table-cell>
          <table:table-cell office:value-type="float" office:value="31.37">
            <text:p>31.37</text:p>
          </table:table-cell>
          <table:table-cell office:value-type="float" office:value="9.12953095531">
            <text:p>9.13</text:p>
          </table:table-cell>
          <table:table-cell office:value-type="float" office:value="0.18">
            <text:p>0.18</text:p>
          </table:table-cell>
          <table:table-cell office:value-type="float" office:value="7.29767375093">
            <text:p>7.30</text:p>
          </table:table-cell>
          <table:covered-table-cell table:style-name="ce5"/>
        </table:table-row>
        <table:table-row table:style-name="ro2">
          <table:table-cell/>
          <table:table-cell office:value-type="float" office:value="3.44">
            <text:p>3.44</text:p>
          </table:table-cell>
          <table:table-cell office:value-type="float" office:value="90.71080134">
            <text:p>90.71</text:p>
          </table:table-cell>
          <table:table-cell office:value-type="float" office:value="46.5779409676">
            <text:p>46.58</text:p>
          </table:table-cell>
          <table:table-cell office:value-type="float" office:value="3.44">
            <text:p>3.44</text:p>
          </table:table-cell>
          <table:table-cell office:value-type="float" office:value="26.8359494091">
            <text:p>26.84</text:p>
          </table:table-cell>
          <table:table-cell table:style-name="ce5" office:value-type="string">
            <text:p>2/19</text:p>
          </table:table-cell>
          <table:table-cell table:style-name="Default"/>
          <table:table-cell/>
          <table:table-cell office:value-type="float" office:value="0.631622179312">
            <text:p>0.63</text:p>
          </table:table-cell>
          <table:table-cell office:value-type="float" office:value="73.5982404155">
            <text:p>73.60</text:p>
          </table:table-cell>
          <table:table-cell office:value-type="float" office:value="23.2377833344">
            <text:p>23.24</text:p>
          </table:table-cell>
          <table:table-cell office:value-type="float" office:value="0.631622179312">
            <text:p>0.63</text:p>
          </table:table-cell>
          <table:table-cell office:value-type="float" office:value="19.5082833508">
            <text:p>19.51</text:p>
          </table:table-cell>
          <table:table-cell table:style-name="ce5" office:value-type="string">
            <text:p>9/19</text:p>
          </table:table-cell>
          <table:table-cell table:style-name="Default"/>
          <table:table-cell table:style-name="ce7" office:value-type="string" table:number-columns-spanned="7" table:number-rows-spanned="1">
            <text:p>Wystawa kuźnia talentów – pole magnetyczne - prawdopodobieństwo - algorytm 3 – knn3</text:p>
          </table:table-cell>
          <table:covered-table-cell table:style-name="ce1"/>
          <table:covered-table-cell table:number-columns-repeated="4"/>
          <table:covered-table-cell table:style-name="ce5"/>
          <table:table-cell table:style-name="Default"/>
          <table:table-cell/>
          <table:table-cell table:style-name="ce7" office:value-type="string" table:number-columns-spanned="7" table:number-rows-spanned="1">
            <text:p>Wystawa kuźnia talentów - pole magnetyczne – różnica sygnałów - algorytm 3 – knn3</text:p>
          </table:table-cell>
          <table:covered-table-cell table:style-name="ce1"/>
          <table:covered-table-cell table:number-columns-repeated="4"/>
          <table:covered-table-cell table:style-name="ce5"/>
        </table:table-row>
        <table:table-row table:style-name="ro2">
          <table:table-cell/>
          <table:table-cell table:style-name="ce3" office:value-type="string" table:number-columns-spanned="6" table:number-rows-spanned="1">
            <text:p>Chodnik kopalnii – pole magnetyczne - prawdopodobieństwo - algorytm 5 – knn4</text:p>
          </table:table-cell>
          <table:covered-table-cell table:number-columns-repeated="5" table:style-name="ce4"/>
          <table:table-cell table:style-name="Default"/>
          <table:table-cell/>
          <table:table-cell table:style-name="ce3" office:value-type="string" table:number-columns-spanned="6" table:number-rows-spanned="1">
            <text:p>Chodnik kopalni - wskaźnik RSSI – różnica sygnałów - algorytm 5 – knn4</text:p>
          </table:table-cell>
          <table:covered-table-cell table:number-columns-repeated="5" table:style-name="ce4"/>
          <table:table-cell table:style-name="Default"/>
          <table:table-cell table:style-name="ce4" office:value-type="string">
            <text:p>X</text:p>
          </table:table-cell>
          <table:table-cell office:value-type="float" office:value="0.0966666666667">
            <text:p>0.10</text:p>
          </table:table-cell>
          <table:table-cell office:value-type="float" office:value="12.54">
            <text:p>12.54</text:p>
          </table:table-cell>
          <table:table-cell office:value-type="float" office:value="4.8476690173">
            <text:p>4.85</text:p>
          </table:table-cell>
          <table:table-cell office:value-type="float" office:value="0.0966666666667">
            <text:p>0.10</text:p>
          </table:table-cell>
          <table:table-cell office:value-type="float" office:value="3.23006402699">
            <text:p>3.23</text:p>
          </table:table-cell>
          <table:table-cell table:style-name="ce8" office:value-type="string" table:number-columns-spanned="1" table:number-rows-spanned="2">
            <text:p>7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0797687316229">
            <text:p>0.08</text:p>
          </table:table-cell>
          <table:table-cell office:value-type="float" office:value="12.68">
            <text:p>12.68</text:p>
          </table:table-cell>
          <table:table-cell office:value-type="float" office:value="5.19871333891">
            <text:p>5.20</text:p>
          </table:table-cell>
          <table:table-cell office:value-type="float" office:value="0.0797687316229">
            <text:p>0.08</text:p>
          </table:table-cell>
          <table:table-cell office:value-type="float" office:value="3.47676603779">
            <text:p>3.48</text:p>
          </table:table-cell>
          <table:table-cell table:style-name="ce8" office:value-type="string" table:number-columns-spanned="1" table:number-rows-spanned="2">
            <text:p>14/49</text:p>
          </table:table-cell>
        </table:table-row>
        <table:table-row table:style-name="ro4">
          <table:table-cell/>
          <table:table-cell office:value-type="float" office:value="3.44">
            <text:p>3.44</text:p>
          </table:table-cell>
          <table:table-cell office:value-type="float" office:value="90.6400426227">
            <text:p>90.64</text:p>
          </table:table-cell>
          <table:table-cell office:value-type="float" office:value="52.5124369508">
            <text:p>52.51</text:p>
          </table:table-cell>
          <table:table-cell office:value-type="float" office:value="3.44">
            <text:p>3.44</text:p>
          </table:table-cell>
          <table:table-cell office:value-type="float" office:value="24.0059977656">
            <text:p>24.01</text:p>
          </table:table-cell>
          <table:table-cell table:style-name="ce5" office:value-type="string">
            <text:p>1/19</text:p>
          </table:table-cell>
          <table:table-cell table:style-name="Default"/>
          <table:table-cell/>
          <table:table-cell office:value-type="float" office:value="2.69999667584">
            <text:p>2.70</text:p>
          </table:table-cell>
          <table:table-cell office:value-type="float" office:value="73.5998604801">
            <text:p>73.60</text:p>
          </table:table-cell>
          <table:table-cell office:value-type="float" office:value="23.4222378088">
            <text:p>23.42</text:p>
          </table:table-cell>
          <table:table-cell office:value-type="float" office:value="2.69999667584">
            <text:p>2.70</text:p>
          </table:table-cell>
          <table:table-cell office:value-type="float" office:value="18.696426334">
            <text:p>18.70</text:p>
          </table:table-cell>
          <table:table-cell table:style-name="ce5" office:value-type="string">
            <text:p>8/19</text:p>
          </table:table-cell>
          <table:table-cell table:style-name="Default"/>
          <table:table-cell table:style-name="ce4" office:value-type="string">
            <text:p>Y</text:p>
          </table:table-cell>
          <table:table-cell office:value-type="float" office:value="0.44">
            <text:p>0.44</text:p>
          </table:table-cell>
          <table:table-cell office:value-type="float" office:value="33.21">
            <text:p>33.21</text:p>
          </table:table-cell>
          <table:table-cell office:value-type="float" office:value="12.8671301026">
            <text:p>12.87</text:p>
          </table:table-cell>
          <table:table-cell office:value-type="float" office:value="0.44">
            <text:p>0.44</text:p>
          </table:table-cell>
          <table:table-cell office:value-type="float" office:value="9.54744553368">
            <text:p>9.55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209211565332">
            <text:p>0.21</text:p>
          </table:table-cell>
          <table:table-cell office:value-type="float" office:value="28.37">
            <text:p>28.37</text:p>
          </table:table-cell>
          <table:table-cell office:value-type="float" office:value="9.02792073895">
            <text:p>9.03</text:p>
          </table:table-cell>
          <table:table-cell office:value-type="float" office:value="13.46">
            <text:p>13.46</text:p>
          </table:table-cell>
          <table:table-cell office:value-type="float" office:value="7.02214220801">
            <text:p>7.02</text:p>
          </table:table-cell>
          <table:covered-table-cell table:style-name="ce5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7" office:value-type="string" table:number-columns-spanned="7" table:number-rows-spanned="1">
            <text:p>Wystawa kuźnia talentów – pole magnetyczne - prawdopodobieństwo - algorytm 5 – knn4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style-name="Default"/>
          <table:table-cell/>
          <table:table-cell table:style-name="ce7" office:value-type="string" table:number-columns-spanned="7" table:number-rows-spanned="1">
            <text:p>Wystawa kuźnia talentów - pole magnetyczne – różnica sygnałów - algorytm 5 – knn4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4" office:value-type="string">
            <text:p>X</text:p>
          </table:table-cell>
          <table:table-cell office:value-type="float" office:value="0.01">
            <text:p>0.01</text:p>
          </table:table-cell>
          <table:table-cell office:value-type="float" office:value="12.54">
            <text:p>12.54</text:p>
          </table:table-cell>
          <table:table-cell office:value-type="float" office:value="4.91489795918">
            <text:p>4.91</text:p>
          </table:table-cell>
          <table:table-cell office:value-type="float" office:value="0.01">
            <text:p>0.01</text:p>
          </table:table-cell>
          <table:table-cell office:value-type="float" office:value="3.2747521138">
            <text:p>3.27</text:p>
          </table:table-cell>
          <table:table-cell table:style-name="ce8" office:value-type="string" table:number-columns-spanned="1" table:number-rows-spanned="2">
            <text:p>8/49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office:value-type="float" office:value="0.0799271874685">
            <text:p>0.08</text:p>
          </table:table-cell>
          <table:table-cell office:value-type="float" office:value="12.68">
            <text:p>12.68</text:p>
          </table:table-cell>
          <table:table-cell office:value-type="float" office:value="5.30172194576">
            <text:p>5.30</text:p>
          </table:table-cell>
          <table:table-cell office:value-type="float" office:value="0.0799271874685">
            <text:p>0.08</text:p>
          </table:table-cell>
          <table:table-cell office:value-type="float" office:value="3.51326617044">
            <text:p>3.51</text:p>
          </table:table-cell>
          <table:table-cell table:style-name="ce8" office:value-type="string" table:number-columns-spanned="1" table:number-rows-spanned="2">
            <text:p>13/49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 table:style-name="ce4" office:value-type="string">
            <text:p>Y</text:p>
          </table:table-cell>
          <table:table-cell office:value-type="float" office:value="0.84">
            <text:p>0.84</text:p>
          </table:table-cell>
          <table:table-cell office:value-type="float" office:value="33.21">
            <text:p>33.21</text:p>
          </table:table-cell>
          <table:table-cell office:value-type="float" office:value="13.4132653061">
            <text:p>13.41</text:p>
          </table:table-cell>
          <table:table-cell office:value-type="float" office:value="3.47">
            <text:p>3.47</text:p>
          </table:table-cell>
          <table:table-cell office:value-type="float" office:value="9.35791630124">
            <text:p>9.36</text:p>
          </table:table-cell>
          <table:covered-table-cell table:style-name="ce5"/>
          <table:table-cell table:style-name="Default"/>
          <table:table-cell/>
          <table:table-cell table:style-name="ce4" office:value-type="string">
            <text:p>Y</text:p>
          </table:table-cell>
          <table:table-cell office:value-type="float" office:value="0.209957101676">
            <text:p>0.21</text:p>
          </table:table-cell>
          <table:table-cell office:value-type="float" office:value="24.62">
            <text:p>24.62</text:p>
          </table:table-cell>
          <table:table-cell office:value-type="float" office:value="8.83443827455">
            <text:p>8.83</text:p>
          </table:table-cell>
          <table:table-cell office:value-type="float" office:value="0.209957101676">
            <text:p>0.21</text:p>
          </table:table-cell>
          <table:table-cell office:value-type="float" office:value="6.9456318629">
            <text:p>6.95</text:p>
          </table:table-cell>
          <table:covered-table-cell table:style-name="ce5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4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3T18:00:07</meta:creation-date>
    <meta:generator>LibreOffice/3.5$Linux_X86_64 LibreOffice_project/350m1$Build-2</meta:generator>
    <dc:date>2015-09-15T21:06:17</dc:date>
    <dc:creator>mike </dc:creator>
    <meta:editing-duration>PT15M2S</meta:editing-duration>
    <meta:editing-cycles>5</meta:editing-cycles>
    <meta:document-statistic meta:table-count="3" meta:cell-count="874" meta:object-count="0"/>
  </office:meta>
</office:document-meta>
</file>